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0000001B90EE3612A8210E504.png" manifest:media-type="image/png"/>
  <manifest:file-entry manifest:full-path="Pictures/1000000100000249000000BAE8720A4578D432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4.607cm" fo:margin-left="0cm" fo:margin-top="0cm" fo:margin-bottom="0cm" table:align="left" style:writing-mode="page"/>
    </style:style>
    <style:style style:name="Tabla1.A" style:family="table-column">
      <style:table-column-properties style:column-width="14.607cm"/>
    </style:style>
    <style:style style:name="Tabla1.1" style:family="table-row">
      <style:table-row-properties style:min-row-height="2.103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4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Frame_20_contents">
      <style:paragraph-properties fo:margin-left="0.75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fo:font-variant="small-caps" fo:color="#943734" loext:opacity="100%" fo:font-size="28pt" fo:font-weight="bold" fo:background-color="#ffff00" style:font-name-asian="Arial2" style:font-size-asian="28pt" style:font-weight-asian="bold" style:font-size-complex="28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fo:font-variant="small-caps" fo:color="#000000" loext:opacity="100%" fo:font-size="28pt" fo:font-weight="bold" officeooo:rsid="0016d9d2" officeooo:paragraph-rsid="0016d9d2" fo:background-color="transparent" style:font-name-asian="Arial2" style:font-size-asian="28pt" style:font-weight-asian="bold" style:font-size-complex="28pt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14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15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6d9d2" officeooo:paragraph-rsid="0016d9d2"/>
    </style:style>
    <style:style style:name="P17" style:family="paragraph" style:parent-style-name="Standard">
      <style:text-properties officeooo:rsid="0016d9d2" officeooo:paragraph-rsid="0016d9d2"/>
    </style:style>
    <style:style style:name="P18" style:family="paragraph" style:parent-style-name="Standard_20__28_user_29_">
      <style:text-properties style:font-name="Arial1" fo:font-size="11pt" officeooo:rsid="0016d9d2" officeooo:paragraph-rsid="0016d9d2" style:font-size-asian="11pt" style:font-size-complex="11pt"/>
    </style:style>
    <style:style style:name="P19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  <style:text-properties fo:color="#365f91" loext:opacity="100%" fo:font-weight="bold" style:font-name-asian="Arial2" style:font-weight-asian="bold"/>
    </style:style>
    <style:style style:name="P20" style:family="paragraph" style:parent-style-name="Standard">
      <style:text-properties officeooo:rsid="001bfec6" officeooo:paragraph-rsid="001bfec6"/>
    </style:style>
    <style:style style:name="P21" style:family="paragraph" style:parent-style-name="Standard">
      <style:paragraph-properties fo:margin-left="0cm" fo:text-indent="0cm" style:auto-text-indent="false"/>
      <style:text-properties officeooo:rsid="001bfec6" officeooo:paragraph-rsid="001bfec6"/>
    </style:style>
    <style:style style:name="P22" style:family="paragraph" style:parent-style-name="Standard">
      <style:text-properties officeooo:rsid="001cb361" officeooo:paragraph-rsid="001cb361"/>
    </style:style>
    <style:style style:name="P23" style:family="paragraph" style:parent-style-name="Frame_20_contents">
      <style:paragraph-properties fo:margin-left="0.75cm" fo:margin-right="0cm" fo:text-align="center" style:justify-single-word="false" fo:text-indent="0cm" style:auto-text-indent="false"/>
      <style:text-properties fo:font-weight="bold" officeooo:rsid="001f9835" officeooo:paragraph-rsid="001f9835" fo:background-color="transparent" style:font-weight-asian="bold" style:font-weight-complex="bold"/>
    </style:style>
    <style:style style:name="P24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Heading_20_2" style:list-style-name="WWNum3"/>
    <style:style style:name="P28" style:family="paragraph" style:parent-style-name="Standard" style:master-page-name="First_20_Page">
      <style:paragraph-properties style:page-number="1"/>
    </style:style>
    <style:style style:name="P29" style:family="paragraph" style:parent-style-name="Standard" style:list-style-name="L1">
      <style:text-properties officeooo:rsid="001cb361" officeooo:paragraph-rsid="001cb361"/>
    </style:style>
    <style:style style:name="P30" style:family="paragraph">
      <loext:graphic-properties draw:fill="solid" draw:fill-color="#ffffff"/>
      <style:paragraph-properties fo:text-align="start"/>
      <style:text-properties fo:font-size="18pt"/>
    </style:style>
    <style:style style:name="P31" style:family="paragraph">
      <loext:graphic-properties draw:fill="solid" draw:fill-color="#356092"/>
      <style:paragraph-properties fo:text-align="start"/>
      <style:text-properties fo:font-size="18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loext:opacity="100%" fo:font-size="20pt" fo:font-weight="bold" fo:background-color="transparent" loext:char-shading-value="0" style:font-name-asian="Arial2" style:font-size-asian="20pt" style:font-weight-asian="bold"/>
    </style:style>
    <style:style style:name="T4" style:family="text">
      <style:text-properties fo:color="#ffffff" loext:opacity="100%" fo:font-size="20pt" fo:font-weight="bold" officeooo:rsid="001488ef" fo:background-color="transparent" loext:char-shading-value="0" style:font-name-asian="Arial2" style:font-size-asian="20pt" style:font-weight-asian="bold"/>
    </style:style>
    <style:style style:name="T5" style:family="text">
      <style:text-properties fo:color="#ffffff" loext:opacity="100%" fo:font-size="20pt" fo:font-weight="bold" officeooo:rsid="0016d9d2" fo:background-color="transparent" loext:char-shading-value="0" style:font-name-asian="Arial2" style:font-size-asian="20pt" style:font-weight-asian="bold"/>
    </style:style>
    <style:style style:name="T6" style:family="text">
      <style:text-properties fo:font-size="24pt" fo:font-weight="bold" fo:background-color="#ffff00" loext:char-shading-value="0" style:font-name-asian="Arial2" style:font-size-asian="24pt" style:font-weight-asian="bold"/>
    </style:style>
    <style:style style:name="T7" style:family="text">
      <style:text-properties fo:font-size="24pt" fo:font-weight="bold" style:font-name-asian="Arial2" style:font-size-asian="24pt" style:font-weight-asian="bold"/>
    </style:style>
    <style:style style:name="T8" style:family="text">
      <style:text-properties fo:font-size="24pt" style:font-name-asian="Arial2" style:font-size-asian="24pt"/>
    </style:style>
    <style:style style:name="T9" style:family="text">
      <style:text-properties fo:color="#7f7f7f" loext:opacity="100%" fo:font-size="9pt" fo:font-style="italic" style:font-name-asian="Arial2" style:font-size-asian="9pt" style:font-style-asian="italic" style:font-size-complex="9p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4.016cm" fo:min-width="14.231cm" fo:padding-top="0.127cm" fo:padding-bottom="0.127cm" fo:padding-left="0.254cm" fo:padding-right="0.254cm" fo:wrap-option="wrap" loext:decorative="false" fo:margin-left="0cm" fo:margin-right="0.079cm" fo:margin-top="0cm" fo:margin-bottom="0.07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356092" draw:stroke-linejoin="miter" svg:stroke-linecap="butt" draw:fill="solid" draw:fill-color="#356092" draw:textarea-vertical-align="top" draw:auto-grow-height="false" fo:min-height="2.129cm" fo:min-width="14.49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Standard"/>
      <text:p text:style-name="Standard"><draw:custom-shape text:anchor-type="char" draw:z-index="8" draw:name="Forma1" draw:style-name="gr2" draw:text-style-name="P31" svg:width="15.003cm" svg:height="2.382cm" svg:x="0.035cm" svg:y="0.071cm"><text:p text:style-name="P10"><text:span text:style-name="T3">Curso </text:span><text:span text:style-name="T4">2023</text:span><text:span text:style-name="T3">-20</text:span><text:span text:style-name="T4">2</text:span><text:span text:style-name="T5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9" draw:name="Forma2" draw:style-name="gr1" draw:text-style-name="P30" svg:width="14.738cm" svg:height="4.269cm" svg:x="0.356cm" svg:y="0.039cm"><text:p text:style-name="P23"><text:span text:style-name="T8">GameArch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1"/>
            <text:p text:style-name="P11"/>
            <text:p text:style-name="P11"/>
            <text:p text:style-name="P12">RODRIGO IGLESIAS NIETO</text:p>
          </table:table-cell>
        </table:table-row>
        <table:table-row table:style-name="Tabla1.1">
          <table:table-cell table:style-name="Tabla1.A1" office:value-type="string">
            <text:p text:style-name="P9"><text:span text:style-name="T9">Proxecto final do Ciclo Formativo de Técnico Superior en </text:span><text:span text:style-name="T9"/></text:p>
            <text:p text:style-name="P9"><text:span text:style-name="T9">Desenvolvemento de Aplicacións Multiplataforma</text:span><text:span text:style-name="T9"/></text:p>
            <text:p text:style-name="P11"/>
          </table:table-cell>
        </table:table-row>
      </table:table>
      <text:p text:style-name="Standard"><text:s/></text:p>
      <text:p text:style-name="P19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_Toc1263_167962671" text:style-name="Index_20_Link" text:visited-style-name="Index_20_Link">1. Tipo de proxecto<text:tab/>3</text:a></text:p>
          <text:p text:style-name="P7"><text:a xlink:type="simple" xlink:href="#__RefHeading___Toc1265_167962671" text:style-name="Index_20_Link" text:visited-style-name="Index_20_Link">2. Descrición do proxecto<text:tab/>3</text:a></text:p>
          <text:p text:style-name="P7"><text:a xlink:type="simple" xlink:href="#__RefHeading___Toc1267_167962671" text:style-name="Index_20_Link" text:visited-style-name="Index_20_Link">3. Contextualización<text:tab/>3</text:a></text:p>
          <text:p text:style-name="P8"><text:a xlink:type="simple" xlink:href="#__RefHeading___Toc1269_167962671" text:style-name="Index_20_Link" text:visited-style-name="Index_20_Link">3.1. A quen vai destinado e por qué?<text:tab/>3</text:a></text:p>
          <text:p text:style-name="P8"><text:a xlink:type="simple" xlink:href="#__RefHeading___Toc1271_167962671" text:style-name="Index_20_Link" text:visited-style-name="Index_20_Link">3.2. Cal é a necesidade ou necesidades que se pretenden cubrir ou satisfacer?<text:tab/>3</text:a></text:p>
          <text:p text:style-name="P8"><text:a xlink:type="simple" xlink:href="#__RefHeading___Toc1273_167962671" text:style-name="Index_20_Link" text:visited-style-name="Index_20_Link">3.3. Existen na actualidade aplicación que tenten dar resposta a esa(s) necesidade(s)? En que medida o conseguen?<text:tab/>3</text:a></text:p>
          <text:p text:style-name="P8"><text:a xlink:type="simple" xlink:href="#__RefHeading___Toc1275_167962671" text:style-name="Index_20_Link" text:visited-style-name="Index_20_Link">3.4. O desenvolvemento do proxecto abre unha oportunidade de negocio? É posible a súa comercialización? Como?<text:tab/>3</text:a></text:p>
          <text:p text:style-name="P7"><text:a xlink:type="simple" xlink:href="#__RefHeading___Toc1277_167962671" text:style-name="Index_20_Link" text:visited-style-name="Index_20_Link">4. Análise preliminar do proxecto<text:tab/>3</text:a></text:p>
          <text:p text:style-name="P8"><text:a xlink:type="simple" xlink:href="#__RefHeading___Toc1279_167962671" text:style-name="Index_20_Link" text:visited-style-name="Index_20_Link">4.1. Obxectivos que pretende alcanzar o proxecto<text:tab/>3</text:a></text:p>
          <text:p text:style-name="P8"><text:a xlink:type="simple" xlink:href="#__RefHeading___Toc1281_167962671" text:style-name="Index_20_Link" text:visited-style-name="Index_20_Link">4.2. Alcance e principais requisitos<text:tab/>3</text:a></text:p>
          <text:p text:style-name="P8"><text:a xlink:type="simple" xlink:href="#__RefHeading___Toc1283_167962671" text:style-name="Index_20_Link" text:visited-style-name="Index_20_Link">4.3. Actividades a levar a cabo para dar forma ao proxecto.<text:tab/>3</text:a></text:p>
          <text:p text:style-name="P8"><text:a xlink:type="simple" xlink:href="#__RefHeading___Toc1285_167962671" text:style-name="Index_20_Link" text:visited-style-name="Index_20_Link">4.4. Tecnoloxías que se empregarán<text:tab/>3</text:a></text:p>
        </text:index-body>
      </text:table-of-content>
      <text:p text:style-name="P13"/>
      <text:p text:style-name="P14"/>
      <text:p text:style-name="P15"/>
      <text:list text:style-name="WWNum3">
        <text:list-item>
          <text:h text:style-name="P24" text:outline-level="1"><text:bookmark-start text:name="_Toc99643930"/><text:bookmark-start text:name="__RefHeading___Toc1263_167962671"/>Tipo de proxect<text:bookmark-end text:name="_Toc99643930"/>o<text:bookmark-end text:name="__RefHeading___Toc1263_167962671"/></text:h>
        </text:list-item>
      </text:list>
      <text:p text:style-name="P16">Aplicación de escritorio</text:p>
      <text:list text:continue-numbering="true" text:style-name="WWNum3">
        <text:list-item>
          <text:h text:style-name="P26" text:outline-level="1"><text:bookmark-start text:name="_Toc99643931"/><text:bookmark-start text:name="__RefHeading___Toc1265_167962671"/>Descrición do proxecto<text:bookmark-end text:name="_Toc99643931"/><text:bookmark-end text:name="__RefHeading___Toc1265_167962671"/></text:h>
        </text:list-item>
      </text:list>
      <text:p text:style-name="P21">O proxecto consiste nunha aplicación de escritorio tanto para Windows como Linux que permita facer búsquedas por nome de videoxogos e poder engadilos a listas personalizadas creadas polo usuario, un exemplo sería unha “<text:span text:style-name="T10">wishlist”</text:span> onde o usuario podería engadir os xogos que quere xogar ou comprar.</text:p>
      <text:list text:continue-numbering="true" text:style-name="WWNum3">
        <text:list-item>
          <text:h text:style-name="P25" text:outline-level="1"><text:bookmark-start text:name="_Toc99643932"/><text:bookmark-start text:name="__RefHeading___Toc1267_167962671"/>Contextualización<text:bookmark-end text:name="_Toc99643932"/><text:bookmark-end text:name="__RefHeading___Toc1267_167962671"/></text:h>
          <text:list>
            <text:list-item>
              <text:h text:style-name="P27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17">A aplicación está orientada a aficionados aos videoxogos que desexan ter un historial detallado dos xogos que xogaron e aqueles que teñen pendentes.</text:p>
      <text:list text:continue-numbering="true" text:style-name="WWNum3">
        <text:list-item>
          <text:list>
            <text:list-item>
              <text:h text:style-name="P27" text:outline-level="2"><text:bookmark-start text:name="__RefHeading___Toc1271_167962671"/>Cal é <text:s/>a necesidade ou necesidades que se pretenden cubrir ou satisfacer?<text:bookmark-end text:name="__RefHeading___Toc1271_167962671"/></text:h>
            </text:list-item>
          </text:list>
        </text:list-item>
      </text:list>
      <text:p text:style-name="P17">Levar una lista de xogos xogados e outra de pendentes de xogar. Tamén se poderán descubrir novos xogos. <text:s text:c="2"/></text:p>
      <text:list text:continue-numbering="true" text:style-name="WWNum3">
        <text:list-item>
          <text:list>
            <text:list-item>
              <text:h text:style-name="P27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18">Hai aplicacións web y móbiles que satisfán estas funcións. So atopei unha de escritorio e é para Mac. </text:p>
      <text:p text:style-name="P18">Estas aplicacións conseguen o meu obxectivo de levar unha lista de xogos xogados, pendentes e abandonados.</text:p>
      <text:list text:continue-numbering="true" text:style-name="WWNum3">
        <text:list-item>
          <text:list>
            <text:list-item>
              <text:h text:style-name="P27" text:outline-level="2"><text:bookmark-start text:name="__RefHeading___Toc1275_167962671"/>O desenvolvemento do proxecto abre unha oportunidade de negocio? É posible a súa comercialización? Como?<text:bookmark-end text:name="__RefHeading___Toc1275_167962671"/></text:h>
            </text:list-item>
          </text:list>
        </text:list-item>
      </text:list>
      <text:p text:style-name="P17"><text:bookmark text:name="_heading=h.tyjcwt"/>E posible unha oportunidade de negocio con esta aplicación. Poderíanse facer subscricións de pago que aportasen unha funcionalidade que a versión gratuíta non tería.<text:bookmark text:name="_heading=h.3dy6vkm"/></text:p>
      <text:list text:continue-numbering="true" text:style-name="WWNum3">
        <text:list-item>
          <text:h text:style-name="P25" text:outline-level="1"><text:bookmark-start text:name="_Toc99643937"/><text:bookmark-start text:name="__RefHeading___Toc1277_167962671"/>Análise preliminar do proxecto<text:bookmark-end text:name="_Toc99643937"/><text:bookmark-end text:name="__RefHeading___Toc1277_167962671"/></text:h>
          <text:list>
            <text:list-item>
              <text:h text:style-name="P27" text:outline-level="2"><text:bookmark-start text:name="__RefHeading___Toc1279_167962671"/><text:bookmark text:name="_heading=h.4d34og8"/>Obxectivos que pretende alcanzar o proxecto<text:bookmark-end text:name="__RefHeading___Toc1279_167962671"/></text:h>
            </text:list-item>
          </text:list>
        </text:list-item>
      </text:list>
      <text:p text:style-name="P20">- Poder buscar e engadir xogos a listas</text:p>
      <text:p text:style-name="P20">- Valorar cada xogo</text:p>
      <text:p text:style-name="P20">- Recomendación de xogos personalizada ao usuario</text:p>
      <text:p text:style-name="P20"/>
      <text:list text:continue-numbering="true" text:style-name="WWNum3">
        <text:list-item>
          <text:list>
            <text:list-item>
              <text:h text:style-name="P27" text:outline-level="2"><text:bookmark-start text:name="__RefHeading___Toc1281_167962671"/><text:soft-page-break/>Alcance e principais requisitos<text:bookmark-end text:name="__RefHeading___Toc1281_167962671"/></text:h>
            </text:list-item>
          </text:list>
        </text:list-item>
      </text:list>
      <text:p text:style-name="Standard"/>
      <text:list xml:id="list123342069740032" text:continue-numbering="true" text:style-name="WWNum3">
        <text:list-item>
          <text:list>
            <text:list-item>
              <text:h text:style-name="P27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p text:style-name="P22">Para lograr os obxectivos establecidos levaranse a cabo diversas actividades:</text:p>
      <text:list text:style-name="L1">
        <text:list-item>
          <text:p text:style-name="P29">Deseño da interface gráfica.</text:p>
        </text:list-item>
        <text:list-item>
          <text:p text:style-name="P29">Implementación dun sistema de búsqueda coa axuda dunha api.</text:p>
        </text:list-item>
        <text:list-item>
          <text:p text:style-name="P29">Deseñar unha base de datos para os usuarios e xogos engadidos a listas</text:p>
        </text:list-item>
        <text:list-item>
          <text:p text:style-name="P29">Integración con IGDB e MySQL</text:p>
        </text:list-item>
        <text:list-item>
          <text:p text:style-name="P29">Implementar un sistema de recomendacións</text:p>
        </text:list-item>
      </text:list>
      <text:list text:continue-list="list123342069740032" text:style-name="WWNum3">
        <text:list-item>
          <text:list>
            <text:list-item>
              <text:h text:style-name="P27" text:outline-level="2"><text:bookmark-start text:name="__RefHeading___Toc1285_167962671"/>Tecnoloxías que se empregarán<text:bookmark-end text:name="__RefHeading___Toc1285_167962671"/></text:h>
            </text:list-item>
          </text:list>
        </text:list-item>
      </text:list>
      <text:p text:style-name="P17"><text:bookmark text:name="_heading=h.2s8eyo1"/><text:bookmark text:name="_GoBack"/>Java, IGDB Api, MySQ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loext:linked-style-name="Título_20_1_20_Car" style:default-outline-level="1" style:list-style-name="WWNum3" style:list-level="1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loext:linked-style-name="Título_20_2_20_Car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loext:linked-style-name="Título_20_3_20_Car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loext:linked-style-name="Puesto_20_Car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 loext:linked-style-name="Sin_20_espaciado_20_Car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loext:linked-style-name="Subtítulo_20_Car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-0.379cm" svg:y="-0.635cm" svg:width="7.211cm" svg:height="1.499cm" draw:z-index="4"><draw:image xlink:href="Pictures/1000000000000310000001B90EE3612A8210E504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7"><draw:image xlink:href="Pictures/1000000100000249000000BAE8720A4578D4324C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4</text:page-number></text:span><text:span text:style-name="MT2"><text:s/>| </text:span><text:span text:style-name="MT2"><text:page-count>4</text:page-count></text:span></text:p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0EE3612A8210E504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00100000249000000BAE8720A4578D4324C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ES Mare Nostrum</meta:initial-creator>
    <meta:editing-cycles>9</meta:editing-cycles>
    <meta:creation-date>2022-03-31T16:47:00</meta:creation-date>
    <dc:date>2024-01-08T12:23:18.985000000</dc:date>
    <meta:editing-duration>PT3H5M13S</meta:editing-duration>
    <meta:generator>LibreOffice/7.6.2.1$Windows_X86_64 LibreOffice_project/56f7684011345957bbf33a7ee678afaf4d2ba333</meta:generator>
    <meta:document-statistic meta:table-count="1" meta:image-count="4" meta:object-count="0" meta:page-count="4" meta:paragraph-count="49" meta:word-count="452" meta:character-count="2783" meta:non-whitespace-character-count="2389"/>
    <meta:user-defined meta:name="AppVersion">15.0000</meta:user-defined>
    <meta:template xlink:type="simple" xlink:actuate="onRequest" xlink:title="Normal" xlink:href=""/>
  </office:meta>
</office:document-meta>
</file>